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B13</text:p>
          </table:table-cell>
        </table:table-row>
        <table:table-row table:style-name="ro1">
          <table:table-cell office:value-type="string" calcext:value-type="string">
            <text:p>Villa de V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amorc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llo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nitagl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revalillo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veint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vellaned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errocalejo de Aragon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lasconuño de Matacabr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abo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ularro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abezas del Poz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sasol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epeda la Mor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hamartí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llado del Miró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onjimeno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onvid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pinosa de los Caballero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allegos de Altamiro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allegos de Sobrino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arganta del Villa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il Garcí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ilbuen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imialcó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randes y San Martí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utierre-Muñoz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ija de Dios, L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oyorredond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oyos de Miguel Muñoz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oyos del Collad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urtumpascual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Juncian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lanos de Tormes, Lo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ncera de Arrib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anjabálag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rlí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engamuñoz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esegar de Cornej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onsalup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raleja de Matacabr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ñogrand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ñotell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arrillos del Álamo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arrillos del Rebolla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arros del Puert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avadijo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vaescuria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avaqueser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avatejar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eila de San Migue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Ojos-Albo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Orbit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arral, El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ascualcob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oved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ozanc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ivilla de Baraja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lvadió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an Bartolomé de Béja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an Bartolomé de Cornej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n Esteban de los Pato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an Esteban de Zapardie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an García de Ingelmo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an Juan de la Encinill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an Lorenzo de Torm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n Miguel de Cornej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n Pascua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anchorrej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nta María de los Caballero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nto Domingo de las Posada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anto Tomé de Zabarco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rrada, L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iger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rmella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órtole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adillo de la Sierr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aldecas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ega de Santa Marí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illar de Cornej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iñegra de Morañ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it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rrascalejo, E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ellpra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apola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astell de l'Areny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ígol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isclaren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raner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uar, L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nt Agustí de Lluçanè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ant Jaume de Frontanyà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ant Sadurní d'Osormor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obremu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baj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uas Cándida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guilar de Bureb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lcocero de Mol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foz de Brici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tabl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meyug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auzo de Salc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rauzo de Torr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rraya de Oc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ñuelos de Bureb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rbadillo del Pez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arrio de Muñó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rrios de Colin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scuñan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lbimbr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rberan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erzosa de Bureb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razacort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abezón de la Sierr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mpolar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ntabr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raz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rcedo de Bureb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rria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scajares de Bureb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scajares de la Sierr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stellanos de Castr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astil de Peon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stildelgad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astrillo de Riopisuerg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strillo Matajudío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ebreco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elada del Camin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erratón de Juarro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iadonch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illaperla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illeruelo de Arrib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trera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ubillo del Camp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ubo de Bureb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uevas de San Clement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ncí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pinosa de Cerver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pinosa del Camin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ontios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resneñ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resno de Rodill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uentebureb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albarr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allega, L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risaleñ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z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ontana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ornillos del Camin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urone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brillo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glesiarrubi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tero del Castillo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Jaramillo de la Fuent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aramillo Quema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nta de Villalba de Los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urisdicción de Lar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urisdicción de San Zadorni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lano de Bureb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mbrilla de Castrejón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mbrillas de Lar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mola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nci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zuel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iravech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onasterio de la Sierr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ncalvill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onterrubio de la Demand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avas de Bureb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ebred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lmillos de Muñó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quilla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adilla de Arrib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adrones de Bureb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lacios de Riopisuerg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lazuelos de la Sierr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alazuelos de Muñó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artido de la Sierra en Tobalin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iérniga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ineda de la Sierr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inilla de los Moro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ádanos de Bureb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uintanabureb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Quintanaélez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uintanavide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Quintanilla del Coc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ábano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edecilla del Camp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einos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uert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evilla Vallejer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ezmond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iocavado de la Sierr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oja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ublacedo de Abaj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ucandio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alinillas de Bureb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n Adrián de Juarro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an Millán de Lar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an Vicente del Vall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nta Cruz del Valle Urbión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anta María del Inviern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nta María Rivarredond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anta Olalla de Bureb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ntibáñez del Va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equera de Haza, L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olaran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ordillo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amaró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jad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rradillos de Esguev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inieblas de la Sierr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ba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rrecilla del Mont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rrel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rrepadr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osanto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Úrbel del Castillo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allarta de Bureb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alle de Zamanza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lejer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alles de Palenzuel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alluércan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Valmal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id de Bureba, L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leñ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illaescusa la Sombrí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Villaespa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illagalij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illaldemiro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illamayor de Treviñ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illambisti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illamedianil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llamiel de la Sierr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illanueva de Caraz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illanueva de Teb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illaquirán de la Puebl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illatueld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illaverde-Mogin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illazopequ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illega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illorueb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iloria de Rioj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izcaíno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arzosa de Río Pisuerg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uñed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enquerenci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chorrill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mpillo de Deleitos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uane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esquer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resvis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rgelit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astell de Cab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uente la Rein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erbé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iguer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te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alanqu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vía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cañe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rratell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orralba del Pina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orrechiv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alla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allibon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illamalur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illanueva de Viver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illor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illar del Pozo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bia de la Obispalí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cantu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cohuja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lgarr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andilla del Arroy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rancacepa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rchín del Hoy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ascuñana de San Pedr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eamu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ucieg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mpillos-Sierr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rrascos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asas de Garcimoli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stillejo-Sierr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stillo-Albaráñez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umilla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ierva, L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ueva del Hierr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resneda de Altarejo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resneda de la Sierr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uertescus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araball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ontecilla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uelve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uérgui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guna del Marquesad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gunasec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segos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onreal del Llan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a de Altarejo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arbonet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lmeda de la Cuest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lmedilla de Eliz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jaró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ajaroncill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arra de las Vegas, L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ineda de Gigüel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iqueras del Castill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ortalrubio de Guadameju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ortill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oyato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ozuelo, El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ada de Haro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ozalén del Mont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aceda-Trasierr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linas del Manzano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n Martín de Bonich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an Pedro Palmiche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anta María del Va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lera de Gabaldó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rubia del Castill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ñ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aldecolmenas, Lo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demec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aldemorillo de la Sierr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alhermoso de la Fuent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Valsalobr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alverdejo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illalgordo del Marquesado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illanueva de Guadameju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illar del Infantad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illarejo de la Peñu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inde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émed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Zafrill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ajol, L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bánade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blanqu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dob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lamino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lbendieg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colea de las Peñ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deanueva de Guadalajar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gar de Mes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lgor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liqu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madron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gó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quela del Ducad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nquela del Pedrega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betet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gecill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rmallon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rroyo de las Fragua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tanzó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aide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años de Taj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ñuelo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rriopedr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rninche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odera, L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ujalar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ustar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mpillo de Dueña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mpisábalo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nredond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añizar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ardoso de la Sierra, El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asas de San Galind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stejón de Henar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stellar de la Muel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stilfort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stilnuev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ndejas de Enmedio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endejas de la Torr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equill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incovill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iruelos del Pina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goll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demios de Abaj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gostrin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perna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mbi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camill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copet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plegar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tablé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triéga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uembelli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uentelviej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ajanejo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ascueña de Bornov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errerí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ij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ombrado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rtezuela de Océn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uerce, L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uérmeces del Cerr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uertahernand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niéstol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viernas, La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ruest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iruequ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uzag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uzó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jaelray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ntie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segoso de Tajuñ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tarrubi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zare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edrand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egi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edes de Atienz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ierla, L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lmarco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iñosa, L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rabueno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iralrío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chal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nasteri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ntarró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renill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avas de Jadraque, La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egred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centej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lmeda de Cobet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Olmeda de Jadraque, L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dial, E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álmaces de Jadraqu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do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edes de Sigüenz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edregal, E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eñalé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eralvech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inilla de Jadraqu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inilla de Moli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iquera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ádena de Atienz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ados Redondo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uebla de Beleñ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uebla de Vall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ebollosa de Jadraq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cuenco, E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etienda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illo de Gall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iofrío del Llan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bledo de Corpe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omanillos de Atienz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ueda de la Sierr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elices de la Sa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an Andrés del Congost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an Andrés del Re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ntius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aúc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ela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emill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tile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ien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molino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tillo, E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otodoso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aragud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aravill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erzag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erz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rdelleg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rdelráb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rrecuadrada de Molin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rrecuadradill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orremocha de Jadraqu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rremocha del Pina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rremochuel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rubi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rtuer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í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jad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tand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aldaracha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aldearena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Valdeavellano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aldeconch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aldegruda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aldelcubo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alderreboll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ldesoto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lfermoso de Tajuñ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Valhermos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altablado del Rí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lverde de los Arroyo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iana de Jadraqu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illanueva de Argecill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illares de Jadraqu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illaseca de Henar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illaseca de Uced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élamos de Abaj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Zarzuela de Jadraqu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Zorita de los Cane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umbres de Enmedi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arbué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arbuñale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eranuy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onans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orau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ag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oz de Jac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aperdiguer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onesma y Cajigar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lven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al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ntaliestra y San Quílez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enés de Alcubierr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ramaced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alfart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alle de Bardají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alle de Lierp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Viacamp y Liter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Yéser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stilfalé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cobar de Campo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Valdemor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rr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rsègue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ause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abanabon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abó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av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terri de Cardó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iuran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cebeda, L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iruela, L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orcajuelo de la Sierr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darco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uebla de la Sierr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obregord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erna del Monte, L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omosierr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báigar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baurrepea/Abaurrea Baj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anarache/Aranaratx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r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rib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rmañanza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zuel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rbari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usto, El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stillonuev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soj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charri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parza de Salazar/Espartza Zaraitzu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tayo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zprogui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araio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enevill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üesa/Gorz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uirguillano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Izalzu/Itzaltzu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ach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erg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rañó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irafuent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e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aza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c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leju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rbar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rísoain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Oronz/Orontz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rreaga/Roncesvall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etilla de Aragó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edramiller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rriés/Sartz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orlad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irapu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idángoz/Bidankoz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barca de Campo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lba de Cerrat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mayuelas de Arrib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rconad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yuel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querín de Campo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árcena de Campo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elmonte de Camp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rzosill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ada de Campo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ustillo del Páramo de Carrió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lahorra de Boed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pilla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ardeñosa de Volpejer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stil de Vel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ubillas de Cerrat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ehesa de Romano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uaza de Campo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érmedes de Cerrato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edigo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om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nquillo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rcilla de Campo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cieces de Ojed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oratino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udá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ogal de las Huert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lea de Boed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sornill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áramo de Boed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ayo de Ojed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edraza de Campo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oblación de Arroyo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olentino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ozo de Uram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inoso de Cerrato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equena de Campo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villa de Collazo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iberos de la Cuez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n Cristóbal de Boed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an Mamés de Campo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n Román de la Cub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anta Cruz de Boed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ntibáñez de Ecl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abanera de Valdavi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ámara de Campo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rremormojó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ioll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buena de Pisuerg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Valdeolmillo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alderrában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alle de Cerrato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illabasta de Valdavi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illacidal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Villaconancio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illaeles de Valdav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illalaco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illalcó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illamuera de la Cuez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illanueva del Rebollar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illanuño de Valdavi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illaproved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illarmentero de Camp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illasila de Valdavi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illodr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illoviec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jamil de Camero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lmarza de Camer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enzana de Arrib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ños de Rioj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ergasillas Bajer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za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ieva de Camero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bezón de Camer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nales de la Sierr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anillas de Río Tuert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ña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stroviej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ellorig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idamó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rporal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aroca de Rioj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tollo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once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albárrul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allinero de Camero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ornillos de Camero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rnos de Moncalvillo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Jalón de Camero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desma de la Cogoll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za de Río Lez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nsilla de la Sierr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nzanares de Rioj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uro de Agua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uro en Camero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avajú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estar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ieva de Camero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azuengo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dros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inill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adill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baner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bres del Castill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n Millán de Yécor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n Torcuat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errob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obí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orre en Camer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rrecilla sobre Alesanc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orremontalb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demade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entros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illalobar de Rioj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illanueva de Camero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illarej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illarroy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llavelay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Villaverde de Rioj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iniegra de Abajo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iniegra de Arrib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Zarzos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orraquín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higal de Villarin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ameda de Gardón, L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ldeaseca de Alb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ñover de Torme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rco, El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arbalo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arce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astida, L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rrocal de Huebr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rrocal de Salvatierr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ouza, L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rincone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beza de Béjar, L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bezabellosa de la Calzad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alzada de Béjar, L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anillas de Abaj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safranc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sas del Conde, La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straz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ereceda de la Sierr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erezal de Peñahorcad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hagarcía Medianero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illeros de la Bastid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oñinos de Ledesm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padañ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rcirrey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ejuelo del Barr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uijo de Ávil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erguijuela de Ciudad Rodrig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erguijuela del Campo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oya, L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ruelo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nzano, E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linill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nforte de la Sierr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oront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avalmoral de Béja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avamorale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astor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eralejos de Arrib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izarra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ozos de Hinoj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uebla de San Mede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erta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uerto Seguro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donda, L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alvatierra de Torme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n Miguel del Robled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n Pelayo de Guareñ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anchón de la Riber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nchón de la Sagrad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ardón de los Fraile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ierpe, L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abera de Abaj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ala, L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rnadizo, E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remedal de Torm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aldehijadero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aldelagev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aldemierqu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alduncie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allejera de Riofrí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alverde de Valdelacas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illar de Argañán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illar de Samaniego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illarmuert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illasdard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arapico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drada de Piró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conada de Maderuel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ldealcorv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ldealengua de Pedraz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ldealengua de Santa Marí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ldeanueva de la Serrezuel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ldeasoñ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ldehorn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ldehuela del Codona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ldeont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rahuet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revalillo de Ceg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rcimue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riev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balla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alabazas de Fuentidueñ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stro de Fuentidueñ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strojime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stroserna de Abaj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stroserrací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illeruelo de San Mamé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bos de Fuentidueñ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dado de Castilnovo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rral de Aylló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ubill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omingo Garcí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ncin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uente el Olmo de Íscar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allego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onrubia de la Cuest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uarros de Riomoro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anguill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astras del Pozo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razuel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tilla, L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lque de Cerco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embibre de la Ho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nterrubi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oral de Hornuez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avares de Ayus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avares de las Cuev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rejan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rtigosa de Pestaño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ajarejo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elayos del Arroy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erosill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adal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ebla de Pedraz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eboll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iaguas de San Bartolomé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ibot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iofrío de Riaz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nta Marta del Cerr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nto Domingo de Piró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equera de Fresn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till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abanera la Lueng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olociri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rreadrad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rueña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aldeprado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aldevacas de Montej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alleruela de Pedraz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alleruela de Sepúlved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Ventosilla y Tejadill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illaverde de Montej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drada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lcubilla de las Peña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ldealafuent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ldealic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dealpoz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dealseño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ldehuela de Periáñez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ldehuelas, La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lentisqu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liu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mazul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lpansequ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ancó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renill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révalo de la Sierr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usejo de la Sierr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arcon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yubas de Arrib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erató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laco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lieco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rjaba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ubero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uitrag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brejas del Camp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alatañazor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altoja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añamaqu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rabant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racen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rrascosa de Abaj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rascosa de la Sierr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stilfrío de la Sierr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entenera de Andaluz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erbó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igudos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ihuel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iri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irujales del Rí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scurit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ubill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ueva de Ágred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évano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cobosa de Almazá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tepa de San Ju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chilla de Almazá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resno de Carace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uentecambró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uentecanto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uentelmong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uentelsaz de Sori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uentes de Magañ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uentestrú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ormaz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errera de Sori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nojosa del Camp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icera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osilla, L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gañ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já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alebrera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iño de Medinaceli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iño de San Esteban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mblon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ntenegro de Camero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uriel de la Fuent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riel Viej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afría de Ucer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rro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epa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ola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ncal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inilla del Camp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rtillo de Sor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zalmuro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uiñonerí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bolla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l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niebla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ezno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iba de Escalote, L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llamien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n Felic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nta Cruz de Yangua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oliedr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ellacabra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ajahuerc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juec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arod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rlengu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orreblaco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rrubia de Sori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révag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cero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aldegeñ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aldelagua del Cerr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deprad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derrodill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Valtajero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elamazá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elilla de la Sierr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elilla de los Aj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iana de Duer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illaciervo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illanueva de Gorma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llar del Al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Villar del Camp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illares de Soria, Lo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illasaya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illaseca de Arcie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izmano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ozmedian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Yel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ebró, L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orè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avallà del Comta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ena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babuj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bejuel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guató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guilar del Alfambr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lcain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luev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mohaj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lobra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lpeñé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adó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rcos de las Salina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áden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za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ueñ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abra de Mor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lomard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añada de Benatandu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ñada de Verich, L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añada Vellid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ñizar del Olivar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scante del Rí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stejón de Torno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ar, E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rtes de Aragó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os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rivillé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uba, L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ubl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uervo, E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erreruela de Huerv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onfrí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órnole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uenferrad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údar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oz de la Vieja, L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uesa del Común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Jabaloya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Jarque de la Val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Jati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orc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o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gueruel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anzuel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dó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ic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avete de la Sierr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nforte de Moyuel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nteagudo del Castill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nterde de Albarrací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oscardó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guer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bó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arras de Castellote, La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eracen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eralejo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itarqu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lo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ozondó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ozuel del Camp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ódena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ubial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ubielos de la Cérid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alcedil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ldó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anta Cruz de Noguer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egura de los Baño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ingr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oril y Masegos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rmó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orre de Arca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rre de las Arca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orre los Negro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rrija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ramacastie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ronchó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alacloch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ldecuenc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allecillo, E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eguillas de la Sierr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llanueva del Rebollar de la Sierr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illar del Salz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Vivel del Río Martí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Zoma, L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llán de Vac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almoralej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illarejo de Montalbá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uebla de San Migue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emper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dali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guas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menara de Adaj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rruelo del Vall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enafarce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erceruel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ociga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cos de Duer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ustillo de Chave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bezón de Valderadue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breros del Mont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nillas de Esguev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strobol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romembibr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ervillego de la Cruz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rrales de Duero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ontihoyuel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uente-Olmed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atón de Camp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lano de Olmedo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nzanill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rzale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tilla de los Caño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onasterio de Veg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oraleja de las Panadera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lmos de Peñafiel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ozuelo de la Ord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ur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Quintanilla del Mola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amir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bladillo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otura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n Martín de Valvení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an Pelay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an Salvado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nta Eufemia del Arroyo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amariz de Campo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orre de Esguev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orre de Peñafie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rrecilla de la Tor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dearcos de la Veg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illabaruz de Campo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illacarraló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illacid de Campo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illaco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illafrades de Campo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Villagómez la Nuev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illalán de Campo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illalba de la Lom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illamuriel de Campo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illanueva de la Condes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illasexmir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illavelli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bezam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rgañín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ustillo del Oro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azurr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uelgamure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uenteseca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mone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Justel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tilla la Sec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lezuelas de la Carballed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obladura de Valderaduey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ad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uintanilla del Olm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an Martín de Valderaduey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anta María de Valverd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aldefinja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idayane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illageriz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illalonso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illanueva de las Pera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illar de Fallav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Villárdig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illaveza de Valverd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ladré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lberite de San Jua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lconchel de Ariz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ldehuela de Liesto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lforqu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lmochue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dis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rtied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güé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lconchá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rdej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erruec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ordalb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ubierc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uste, E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bolafuen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lcen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lmarz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stejón de Alarb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erveruel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larés de Ribot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ntamin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uerlas, L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mbid de Ariz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ombuen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odojo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risel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suerr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echó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obera de Onsell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ongá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uesm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ano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avardú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igüell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ombrevill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rcaj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ej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intanos, Lo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leita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ome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ozuel de Ariz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uendelun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urujo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tascó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uesc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ante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isamó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lamant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rralba de los Fraile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rralbill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rrehermos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rrelapaj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rasmoz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ndués de Lerd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rrié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al de San Martí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aldehorn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torre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ierla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illadoz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illanueva de Jiloc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Villarroya del Camp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istabella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0:47:19.940000000</meta:creation-date>
    <dc:date>2021-09-25T20:48:25.643000000</dc:date>
    <meta:editing-duration>PT1M5S</meta:editing-duration>
    <meta:editing-cycles>1</meta:editing-cycles>
    <meta:document-statistic meta:table-count="1" meta:cell-count="2362" meta:object-count="0"/>
    <meta:generator>LibreOffice/7.2.1.2$Windows_X86_64 LibreOffice_project/87b77fad49947c1441b67c559c339af8f3517e22</meta:generator>
  </office:meta>
</office:document-meta>
</file>